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rocess.getScope( String sco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pertyAlias.OPropertyAlias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Property.OProperty( OProcess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Process.getCorrelato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Extens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cess.getAllPartnerLi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pertyAlias.getDescrip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Process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cess.getChild( final int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rocess.getPartnerLink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rocess.getModel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cess.getPartnerLink( int partnerLinkMode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cess.getG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pertyAlia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Extension.OExtension( OProcess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Proper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cess.OProcess( String bpel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rocess.getExpressionLangu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cess.get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ces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cess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rocess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roperty.getAlias( OVarType messag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